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ce0" officeooo:paragraph-rsid="00114ce0"/>
    </style:style>
    <style:style style:name="P2" style:family="paragraph" style:parent-style-name="Standard">
      <style:text-properties officeooo:paragraph-rsid="00114ce0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14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e LTE</text:p>
      <text:p text:style-name="P1"/>
      <text:p text:style-name="P2"><text:span text:style-name="T1">Entwicklung eines weltweit einheitlichen Standards</text:span></text:p>
      <text:p text:style-name="P2"/>
      <text:p text:style-name="P2">im September 2006 erstmalig eine simulierte LTE-Verbindung mit Live-Applikationen der Fachwelt vorführgeführt</text:p>
      <text:p text:style-name="P2"/>
      <text:p text:style-name="P2">Zwei Monate später erfolgte in Hongkong die erste LTE-Demonstration in der Öffentlichkeit</text:p>
      <text:p text:style-name="P2"/>
      <text:p text:style-name="P2">ersten kommerziellen LTE-Netze starteten Ende 2009 in Stockholm und Oslo</text:p>
      <text:p text:style-name="P2"/>
      <text:p text:style-name="P2">In Deutschland<text:span text:style-name="T1"> </text:span>im Mai 2010</text:p>
      <text:p text:style-name="P2"/>
      <text:p text:style-name="P2">bereits Ende November 2012 in allen unterversorgten Bundesländern mindestens 90 Prozent der Breitbandlücken geschlossen</text:p>
      <text:p text:style-name="P2"/>
      <text:p text:style-name="P2">Frequenzversteigerung 2015 ist nun mit der Auflage verbunden, bis 2018 eine flächendeckende Breitbandversorgung bundesweit zu gewährleisten</text:p>
      <text:p text:style-name="P2"><text:span text:style-name="Strong_20_Emphasis"/></text:p>
      <text:p text:style-name="P2"><text:span text:style-name="Strong_20_Emphasis">1. Quartal 2016</text:span><text:span text:style-name="Strong_20_Emphasis"><text:span text:style-name="T1"> - </text:span></text:span><text:span text:style-name="Strong_20_Emphasis">113.985.000</text:span></text:p>
      <text:p text:style-name="P2"><text:span text:style-name="Strong_20_Emphasis"/></text:p>
      <text:p text:style-name="P2"><text:span text:style-name="Strong_20_Emphasis">1. Quartal 2018</text:span><text:span text:style-name="Strong_20_Emphasis"><text:span text:style-name="T1"> - </text:span></text:span><text:span text:style-name="Strong_20_Emphasis">131.807.000</text:span></text:p>
      <text:p text:style-name="P2"><text:span text:style-name="Strong_20_Emphasis"/></text:p>
      <text:p text:style-name="P2"><text:span text:style-name="Strong_20_Emphasis">1. Quartal 2020</text:span><text:span text:style-name="Strong_20_Emphasis"><text:span text:style-name="T1"> - </text:span></text:span><text:span text:style-name="Strong_20_Emphasis">142.907.000</text:span></text:p>
      <text:p text:style-name="P2"><text:span text:style-name="Strong_20_Emphasis"/></text:p>
      <text:p text:style-name="P2"><text:span text:style-name="Strong_20_Emphasis">1. Quartal 2022</text:span><text:span text:style-name="Strong_20_Emphasis"><text:span text:style-name="T1"> - </text:span></text:span><text:span text:style-name="Strong_20_Emphasis">164.666.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0:13:43.209812580</meta:creation-date>
    <dc:date>2022-11-16T13:51:43.632081870</dc:date>
    <meta:editing-duration>PT3H26M30S</meta:editing-duration>
    <meta:editing-cycles>1</meta:editing-cycles>
    <meta:document-statistic meta:table-count="0" meta:image-count="0" meta:object-count="0" meta:page-count="1" meta:paragraph-count="12" meta:word-count="96" meta:character-count="732" meta:non-whitespace-character-count="648"/>
    <meta:generator>LibreOffice/7.3.6.2$Linux_X86_64 LibreOffice_project/30$Build-2</meta:generator>
  </office:meta>
</office:document-meta>
</file>